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NFO] Building Pulsar Client Tools Test 2.8.0-SNAPSHOT <text:s text:c="15"/>[54/127]</text:p>
      <text:p text:style-name="Standard">[INFO] --------------------------------[ jar ]---------------------------------</text:p>
      <text:p text:style-name="Standard">Downloading from apache.snapshots: https://repository.apache.org/snapshots/org/apache/pulsar/pulsar-broker/2.8.0-SNAPSHOT/maven-metadata.xml</text:p>
      <text:p text:style-name="Standard">Downloaded from apache.snapshots: https://repository.apache.org/snapshots/org/apache/pulsar/pulsar-broker/2.8.0-SNAPSHOT/maven-metadata.xml (992 B at 721 B/s)</text:p>
      <text:p text:style-name="Standard">[INFO] </text:p>
      <text:p text:style-name="Standard">[INFO] --- maven-clean-plugin:3.1.0:clean (default-clean) @ pulsar-client-tools-test ---</text:p>
      <text:p text:style-name="Standard">[INFO] </text:p>
      <text:p text:style-name="Standard">[INFO] --- maven-enforcer-plugin:3.0.0-M3:enforce (enforce-maven-version) @ pulsar-client-tools-test ---</text:p>
      <text:p text:style-name="Standard">[INFO] </text:p>
      <text:p text:style-name="Standard">[INFO] --- maven-enforcer-plugin:3.0.0-M3:enforce (enforce-maven) @ pulsar-client-tools-test ---</text:p>
      <text:p text:style-name="Standard">[INFO] </text:p>
      <text:p text:style-name="Standard">[INFO] --- directory-maven-plugin:0.3.1:directory-of (directories) @ pulsar-client-tools-test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tools-test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tools-test ---</text:p>
      <text:p text:style-name="Standard">[INFO] Using 'UTF-8' encoding to copy filtered resources.</text:p>
      <text:p text:style-name="Standard">[INFO] skip non existing resourceDirectory /home/mostafij/Desktop/Github/pulsar/pulsar-client-tools-test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-tools-test ---</text:p>
      <text:p text:style-name="Standard">[INFO] No sources to compile</text:p>
      <text:p text:style-name="Standard">[INFO] </text:p>
      <text:p text:style-name="Standard">[INFO] --- maven-resources-plugin:3.1.0:testResources (default-testResources) @ pulsar-client-tools-test ---</text:p>
      <text:p text:style-name="Standard">[INFO] Using 'UTF-8' encoding to copy filtered resources.</text:p>
      <text:p text:style-name="Standard">[INFO] Copying 3 resources</text:p>
      <text:p text:style-name="Standard">[INFO] Copying 3 resources</text:p>
      <text:p text:style-name="Standard">[INFO] </text:p>
      <text:p text:style-name="Standard">[INFO] --- maven-compiler-plugin:3.8.1:testCompile (default-testCompile) @ pulsar-client-tools-test ---</text:p>
      <text:p text:style-name="Standard">[INFO] Compiling 8 source files to /home/mostafij/Desktop/Github/pulsar/pulsar-client-tools-test/target/test-classes</text:p>
      <text:p text:style-name="Standard">[WARNING] /home/mostafij/Desktop/Github/pulsar/pulsar-client-tools-test/src/test/java/org/apache/pulsar/admin/cli/PulsarAdminToolTest.java:[50,38] org.apache.pulsar.client.admin.NonPersistentTopics in org.apache.pulsar.client.admin has been deprecated</text:p>
      <text:p text:style-name="Standard">[WARNING] /home/mostafij/Desktop/Github/pulsar/pulsar-client-tools-test/src/test/java/org/apache/pulsar/admin/cli/PulsarAdminToolTest.java:[50,38] org.apache.pulsar.client.admin.NonPersistentTopics in org.apache.pulsar.client.admin has been deprecated</text:p>
      <text:p text:style-name="Standard"><text:soft-page-break/>[WARNING] /home/mostafij/Desktop/Github/pulsar/pulsar-client-tools-test/src/test/java/org/apache/pulsar/admin/cli/PulsarAdminToolTest.java:[50,38] org.apache.pulsar.client.admin.NonPersistentTopics in org.apache.pulsar.client.admin has been deprecated</text:p>
      <text:p text:style-name="Standard">[WARNING] /home/mostafij/Desktop/Github/pulsar/pulsar-client-tools-test/src/test/java/org/apache/pulsar/admin/cli/PulsarAdminToolTest.java:[50,38] org.apache.pulsar.client.admin.NonPersistentTopics in org.apache.pulsar.client.admin has been deprecated</text:p>
      <text:p text:style-name="Standard">[WARNING] /home/mostafij/Desktop/Github/pulsar/pulsar-client-tools-test/src/test/java/org/apache/pulsar/admin/cli/PulsarAdminToolTest.java:[50,38] org.apache.pulsar.client.admin.NonPersistentTopics in org.apache.pulsar.client.admin has been deprecated</text:p>
      <text:p text:style-name="Standard">[WARNING] /home/mostafij/Desktop/Github/pulsar/pulsar-client-tools-test/src/test/java/org/apache/pulsar/admin/cli/PulsarAdminToolTest.java:[298,31] getNamespaces(java.lang.String,java.lang.String) in org.apache.pulsar.client.admin.Namespaces has been deprecated</text:p>
      <text:p text:style-name="Standard">[WARNING] /home/mostafij/Desktop/Github/pulsar/pulsar-client-tools-test/src/test/java/org/apache/pulsar/admin/cli/PulsarAdminToolTest.java:[904,9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client-tools-test/src/test/java/org/apache/pulsar/admin/cli/PulsarAdminToolTest.java:[907,101] unchecked method invocation: method thenReturn in interface org.mockito.stubbing.OngoingStubbing is applied to given types</text:p>
      <text:p text:style-name="Standard"><text:s text:c="2"/>required: T</text:p>
      <text:p text:style-name="Standard"><text:s text:c="2"/>found: org.apache.pulsar.client.impl.MessageImpl</text:p>
      <text:p text:style-name="Standard">[WARNING] /home/mostafij/Desktop/Github/pulsar/pulsar-client-tools-test/src/test/java/org/apache/pulsar/admin/cli/PulsarAdminToolTest.java:[907,102] unchecked conversion</text:p>
      <text:p text:style-name="Standard"><text:s text:c="2"/>required: T</text:p>
      <text:p text:style-name="Standard"><text:s text:c="2"/>found: <text:s text:c="3"/>org.apache.pulsar.client.impl.MessageImpl</text:p>
      <text:p text:style-name="Standard">[WARNING] /home/mostafij/Desktop/Github/pulsar/pulsar-client-tools-test/src/test/java/org/apache/pulsar/admin/cli/PulsarAdminToolTest.java:[912,27] enableDeduplication(java.lang.String,boolean) in org.apache.pulsar.client.admin.Topics has been deprecated</text:p>
      <text:p text:style-name="Standard">[WARNING] /home/mostafij/Desktop/Github/pulsar/pulsar-client-tools-test/src/test/java/org/apache/pulsar/admin/cli/PulsarAdminToolTest.java:[915,27] enableDeduplication(java.lang.String,boolean) in org.apache.pulsar.client.admin.Topics has been deprecated</text:p>
      <text:p text:style-name="Standard">[WARNING] /home/mostafij/Desktop/Github/pulsar/pulsar-client-tools-test/src/test/java/org/apache/pulsar/admin/cli/PulsarAdminToolTest.java:[1279,9] org.apache.pulsar.client.admin.NonPersistentTopics in org.apache.pulsar.client.admin has been deprecated</text:p>
      <text:p text:style-name="Standard">[WARNING] /home/mostafij/Desktop/Github/pulsar/pulsar-client-tools-test/src/test/java/org/apache/pulsar/admin/cli/PulsarAdminToolTest.java:[1279,47] org.apache.pulsar.client.admin.NonPersistentTopics in org.apache.pulsar.client.admin has been deprecated</text:p>
      <text:p text:style-name="Standard">[WARNING] /home/mostafij/Desktop/Github/pulsar/pulsar-client-tools-test/src/test/java/org/apache/pulsar/admin/cli/PulsarAdminToolTest.java:[1280,19] nonPersistentTopics() in org.apache.pulsar.client.admin.PulsarAdmin has been deprecated</text:p>
      <text:p text:style-name="Standard">[WARNING] /home/mostafij/Desktop/Github/pulsar/pulsar-client-tools-test/src/test/java/org/apache/pulsar/admin/cli/PulsarAdminToolTest.java:[1420,92] unchecked conversion</text:p>
      <text:p text:style-name="Standard"><text:soft-page-break/><text:s text:c="2"/>required: java.util.concurrent.CompletableFuture&lt;org.apache.pulsar.common.policies.data.TransactionCoordinatorStatus&gt;</text:p>
      <text:p text:style-name="Standard"><text:s text:c="2"/>found: <text:s text:c="3"/>java.util.concurrent.CompletableFuture</text:p>
      <text:p text:style-name="Standard">[WARNING] /home/mostafij/Desktop/Github/pulsar/pulsar-client-tools-test/src/test/java/org/apache/pulsar/admin/cli/PulsarAdminToolTest.java:[1421,75] unchecked conversion</text:p>
      <text:p text:style-name="Standard"><text:s text:c="2"/>required: java.util.concurrent.CompletableFuture&lt;java.util.List&lt;org.apache.pulsar.common.policies.data.TransactionCoordinatorStatus&gt;&gt;</text:p>
      <text:p text:style-name="Standard"><text:s text:c="2"/>found: <text:s text:c="3"/>java.util.concurrent.CompletableFuture</text:p>
      <text:p text:style-name="Standard">[INFO] </text:p>
      <text:p text:style-name="Standard">[INFO] --- maven-surefire-plugin:3.0.0-M3:test (default-test) @ pulsar-client-tools-test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admin.cli.utils.IOUtilsTest</text:p>
      <text:p text:style-name="Standard">[INFO] Running org.apache.pulsar.admin.cli.utils.NameValueParameterSplitterTest</text:p>
      <text:p text:style-name="Standard">[INFO] Running org.apache.pulsar.admin.cli.DeprecatedCommanderTest</text:p>
      <text:p text:style-name="Standard">[INFO] Running org.apache.pulsar.admin.cli.PulsarAdminToolTest</text:p>
      <text:p text:style-name="Standard">[INFO] Tests run: 3, Failures: 0, Errors: 0, Skipped: 0, Time elapsed: 20.576 s - in org.apache.pulsar.admin.cli.utils.NameValueParameterSplitterTest</text:p>
      <text:p text:style-name="Standard">[INFO] Running org.apache.pulsar.admin.cli.CmdFunctionsTest</text:p>
      <text:p text:style-name="Standard">[INFO] Tests run: 4, Failures: 0, Errors: 0, Skipped: 0, Time elapsed: 21.964 s - in org.apache.pulsar.admin.cli.utils.IOUtilsTest</text:p>
      <text:p text:style-name="Standard">[INFO] Running org.apache.pulsar.client.cli.PulsarClientToolWsTest</text:p>
      <text:p text:style-name="Standard">[ERROR] Tests run: 4, Failures: 1, Errors: 0, Skipped: 3, Time elapsed: 13.038 s &lt;&lt;&lt; FAILURE! - in org.apache.pulsar.client.cli.PulsarClientToolWsTest</text:p>
      <text:p text:style-name="Standard">[ERROR] setup(org.apache.pulsar.client.cli.PulsarClientToolWsTest) <text:s/>Time elapsed: 10.235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client.cli.PulsarClientToolWsTest.setup(PulsarClientToolWsTest.java:46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soft-page-break/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><text:soft-page-break/></text:p>
      <text:p text:style-name="Standard">[INFO] Running org.apache.pulsar.client.cli.PulsarClientToolTest</text:p>
      <text:p text:style-name="Standard">[ERROR] Tests run: 8, Failures: 1, Errors: 0, Skipped: 7, Time elapsed: 0.34 s &lt;&lt;&lt; FAILURE! - in org.apache.pulsar.client.cli.PulsarClientToolTest</text:p>
      <text:p text:style-name="Standard">[ERROR] setup(org.apache.pulsar.client.cli.PulsarClientToolTest) <text:s/>Time elapsed: 0.216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client.cli.PulsarClientToolTest.setup(PulsarClientToolTest.java:47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soft-page-break/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client.cli.DocumentTest</text:p>
      <text:p text:style-name="Standard">[ERROR] Tests run: 4, Failures: 1, Errors: 0, Skipped: 3, Time elapsed: 2.774 s &lt;&lt;&lt; FAILURE! - in org.apache.pulsar.client.cli.DocumentTest</text:p>
      <text:p text:style-name="Standard">[ERROR] setup(org.apache.pulsar.client.cli.DocumentTest) <text:s/>Time elapsed: 0.715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client.cli.DocumentTest.setup(DocumentTest.java:39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soft-page-break/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><text:soft-page-break/></text:p>
      <text:p text:style-name="Standard">[INFO] Tests run: 1, Failures: 0, Errors: 0, Skipped: 0, Time elapsed: 44.305 s - in org.apache.pulsar.admin.cli.DeprecatedCommanderTest</text:p>
      <text:p text:style-name="Standard">[INFO] Tests run: 20, Failures: 0, Errors: 0, Skipped: 0, Time elapsed: 47.547 s - in org.apache.pulsar.admin.cli.PulsarAdminToolTest</text:p>
      <text:p text:style-name="Standard">[INFO] Tests run: 29, Failures: 0, Errors: 0, Skipped: 0, Time elapsed: 29.686 s - in org.apache.pulsar.admin.cli.CmdFunctionsTest</text:p>
      <text:p text:style-name="Standard">[INFO] </text:p>
      <text:p text:style-name="Standard">[INFO] Results:</text:p>
      <text:p text:style-name="Standard">[INFO] </text:p>
      <text:p text:style-name="Standard">[ERROR] Failures: </text:p>
      <text:p text:style-name="Standard">[ERROR] org.apache.pulsar.client.cli.DocumentTest.setup(org.apache.pulsar.client.cli.DocumentTest)</text:p>
      <text:p text:style-name="Standard">[ERROR] <text:s text:c="2"/>Run 1: DocumentTest.setup:39-&gt;MockedPulsarServiceBaseTest.internalSetup:112-&gt;MockedPulsarServiceBaseTest.init:179-&gt;MockedPulsarServiceBaseTest.createMockBookKeeper:344 » NoSuchMethod</text:p>
      <text:p text:style-name="Standard">[INFO] <text:s text:c="2"/>Run 2: PASS</text:p>
      <text:p text:style-name="Standard">[INFO] </text:p>
      <text:p text:style-name="Standard">[ERROR] org.apache.pulsar.client.cli.PulsarClientToolTest.setup(org.apache.pulsar.client.cli.PulsarClientToolTest)</text:p>
      <text:p text:style-name="Standard">[ERROR] <text:s text:c="2"/>Run 1: PulsarClientToolTest.setup:47-&gt;MockedPulsarServiceBaseTest.internalSetup:112-&gt;MockedPulsarServiceBaseTest.init:179-&gt;MockedPulsarServiceBaseTest.createMockBookKeeper:344 » NoSuchMethod</text:p>
      <text:p text:style-name="Standard">[INFO] <text:s text:c="2"/>Run 2: PASS</text:p>
      <text:p text:style-name="Standard">[INFO] <text:s text:c="2"/>Run 3: PASS</text:p>
      <text:p text:style-name="Standard">[INFO] <text:s text:c="2"/>Run 4: PASS</text:p>
      <text:p text:style-name="Standard">[INFO] </text:p>
      <text:p text:style-name="Standard">[ERROR] org.apache.pulsar.client.cli.PulsarClientToolWsTest.setup(org.apache.pulsar.client.cli.PulsarClientToolWsTest)</text:p>
      <text:p text:style-name="Standard">[ERROR] <text:s text:c="2"/>Run 1: PulsarClientToolWsTest.setup:46-&gt;MockedPulsarServiceBaseTest.internalSetup:112-&gt;MockedPulsarServiceBaseTest.init:179-&gt;MockedPulsarServiceBaseTest.createMockBookKeeper:344 » NoSuchMethod</text:p>
      <text:p text:style-name="Standard">[INFO] <text:s text:c="2"/>Run 2: PASS</text:p>
      <text:p text:style-name="Standard">[INFO] </text:p>
      <text:p text:style-name="Standard">[INFO] </text:p>
      <text:p text:style-name="Standard">[ERROR] Tests run: 68, Failures: 3, Errors: 0, Skipped: 8</text:p>
      <text:p text:style-name="Standard">[INFO] </text:p>
      <text:p text:style-name="Standard">[INFO] </text:p>
      <text:p text:style-name="Standard">[INFO] ----------------&lt; org.apache.pulsar:pulsar-client-all &gt;-----------------</text:p>
      <text:p text:style-name="Standard">[INFO] Building Pulsar Client All 2.8.0-SNAPSHOT <text:s text:c="22"/>[55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all ---</text:p>
      <text:p text:style-name="Standard">[INFO] </text:p>
      <text:p text:style-name="Standard">[INFO] --- maven-enforcer-plugin:3.0.0-M3:enforce (enforce-maven-version) @ pulsar-client-all ---</text:p>
      <text:p text:style-name="Standard">[INFO] </text:p>
      <text:p text:style-name="Standard">[INFO] --- maven-enforcer-plugin:3.0.0-M3:enforce (enforce-maven) @ pulsar-client-all ---</text:p>
      <text:p text:style-name="Standard">[INFO] </text:p>
      <text:p text:style-name="Standard"><text:soft-page-break/>[INFO] --- directory-maven-plugin:0.3.1:directory-of (directories) @ pulsar-client-all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all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all ---</text:p>
      <text:p text:style-name="Standard">[INFO] Using 'UTF-8' encoding to copy filtered resources.</text:p>
      <text:p text:style-name="Standard">[INFO] skip non existing resourceDirectory /home/mostafij/Desktop/Github/pulsar/pulsar-client-all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-all ---</text:p>
      <text:p text:style-name="Standard">[INFO] No sources to compile</text:p>
      <text:p text:style-name="Standard">[INFO] </text:p>
      <text:p text:style-name="Standard">[INFO] --- maven-resources-plugin:3.1.0:testResources (default-testResources) @ pulsar-client-all ---</text:p>
      <text:p text:style-name="Standard">[INFO] Using 'UTF-8' encoding to copy filtered resources.</text:p>
      <text:p text:style-name="Standard">[INFO] skip non existing resourceDirectory /home/mostafij/Desktop/Github/pulsar/pulsar-client-all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client-all ---</text:p>
      <text:p text:style-name="Standard">[INFO] No sources to compile</text:p>
      <text:p text:style-name="Standard">[INFO] </text:p>
      <text:p text:style-name="Standard">[INFO] --- maven-surefire-plugin:3.0.0-M3:test (default-test) @ pulsar-client-all ---</text:p>
      <text:p text:style-name="Standard">[INFO] </text:p>
      <text:p text:style-name="Standard">[INFO] -------------------&lt; org.apache.pulsar:pulsar-proxy &gt;-------------------</text:p>
      <text:p text:style-name="Standard">[INFO] Building Pulsar Proxy 2.8.0-SNAPSHOT <text:s text:c="27"/>[56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proxy ---</text:p>
      <text:p text:style-name="Standard">[INFO] </text:p>
      <text:p text:style-name="Standard">[INFO] --- maven-enforcer-plugin:3.0.0-M3:enforce (enforce-maven-version) @ pulsar-proxy ---</text:p>
      <text:p text:style-name="Standard">[INFO] </text:p>
      <text:p text:style-name="Standard">[INFO] --- maven-enforcer-plugin:3.0.0-M3:enforce (enforce-maven) @ pulsar-proxy ---</text:p>
      <text:p text:style-name="Standard">[INFO] </text:p>
      <text:p text:style-name="Standard">[INFO] --- directory-maven-plugin:0.3.1:directory-of (directories) @ pulsar-proxy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proxy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proxy ---</text:p>
      <text:p text:style-name="Standard">[INFO] Using 'UTF-8' encoding to copy filtered resources.</text:p>
      <text:p text:style-name="Standard">[INFO] Copying 1 resource</text:p>
      <text:p text:style-name="Standard"><text:soft-page-break/>[INFO] Copying 3 resources</text:p>
      <text:p text:style-name="Standard">[INFO] </text:p>
      <text:p text:style-name="Standard">[INFO] --- maven-compiler-plugin:3.8.1:compile (default-compile) @ pulsar-proxy ---</text:p>
      <text:p text:style-name="Standard">[INFO] Compiling 17 source files to /home/mostafij/Desktop/Github/pulsar/pulsar-proxy/target/classes</text:p>
      <text:p text:style-name="Standard">[WARNING] /home/mostafij/Desktop/Github/pulsar/pulsar-proxy/src/main/java/org/apache/pulsar/proxy/server/WebServer.java:[48,32] org.eclipse.jetty.server.Slf4jRequestLog in org.eclipse.jetty.server has been deprecated</text:p>
      <text:p text:style-name="Standard">[WARNING] /home/mostafij/Desktop/Github/pulsar/pulsar-proxy/src/main/java/org/apache/pulsar/proxy/server/WebServer.java:[48,32] org.eclipse.jetty.server.Slf4jRequestLog in org.eclipse.jetty.server has been deprecated</text:p>
      <text:p text:style-name="Standard">[WARNING] /home/mostafij/Desktop/Github/pulsar/pulsar-proxy/src/main/java/org/apache/pulsar/proxy/server/WebServer.java:[48,32] org.eclipse.jetty.server.Slf4jRequestLog in org.eclipse.jetty.server has been deprecated</text:p>
      <text:p text:style-name="Standard">[WARNING] /home/mostafij/Desktop/Github/pulsar/pulsar-proxy/src/main/java/org/apache/pulsar/proxy/server/WebServer.java:[48,32] org.eclipse.jetty.server.Slf4jRequestLog in org.eclipse.jetty.server has been deprecated</text:p>
      <text:p text:style-name="Standard">[WARNING] /home/mostafij/Desktop/Github/pulsar/pulsar-proxy/src/main/java/org/apache/pulsar/proxy/server/WebServer.java:[48,32] org.eclipse.jetty.server.Slf4jRequestLog in org.eclipse.jetty.server has been deprecated</text:p>
      <text:p text:style-name="Standard">[WARNING] /home/mostafij/Desktop/Github/pulsar/pulsar-proxy/src/main/java/org/apache/pulsar/proxy/server/WebServer.java:[198,9] org.eclipse.jetty.server.Slf4jRequestLog in org.eclipse.jetty.server has been deprecated</text:p>
      <text:p text:style-name="Standard">[WARNING] /home/mostafij/Desktop/Github/pulsar/pulsar-proxy/src/main/java/org/apache/pulsar/proxy/server/WebServer.java:[198,42] org.eclipse.jetty.server.Slf4jRequestLog in org.eclipse.jetty.server has been deprecated</text:p>
      <text:p text:style-name="Standard">[INFO] </text:p>
      <text:p text:style-name="Standard">[INFO] --- maven-resources-plugin:3.1.0:testResources (default-testResources) @ pulsar-proxy ---</text:p>
      <text:p text:style-name="Standard">[INFO] Using 'UTF-8' encoding to copy filtered resources.</text:p>
      <text:p text:style-name="Standard">[INFO] Copying 32 resources</text:p>
      <text:p text:style-name="Standard">[INFO] Copying 3 resources</text:p>
      <text:p text:style-name="Standard">[INFO] </text:p>
      <text:p text:style-name="Standard">[INFO] --- maven-compiler-plugin:3.8.1:testCompile (default-testCompile) @ pulsar-proxy ---</text:p>
      <text:p text:style-name="Standard">[INFO] Compiling 26 source files to /home/mostafij/Desktop/Github/pulsar/pulsar-proxy/target/test-classes</text:p>
      <text:p text:style-name="Standard">[WARNING] /home/mostafij/Desktop/Github/pulsar/pulsar-proxy/src/test/java/org/apache/pulsar/proxy/server/ProxyAdditionalServletTest.java:[121,20] setProxyAdditionalServletDirectory(java.lang.String) in org.apache.pulsar.proxy.server.ProxyConfiguration has been deprecated</text:p>
      <text:p text:style-name="Standard">[WARNING] /home/mostafij/Desktop/Github/pulsar/pulsar-proxy/src/test/java/org/apache/pulsar/proxy/server/ProxyAdditionalServletTest.java:[123,20] setProxyAdditionalServlets(java.util.Set&lt;java.lang.String&gt;) in org.apache.pulsar.proxy.server.ProxyConfiguration has been deprecated</text:p>
      <text:p text:style-name="Standard">[WARNING] /home/mostafij/Desktop/Github/pulsar/pulsar-proxy/src/test/java/org/apache/pulsar/proxy/server/ProxyParserTest.java:[176,31] auto-closeable resource ignored is never referenced in body of corresponding try statement</text:p>
      <text:p text:style-name="Standard">[WARNING] /home/mostafij/Desktop/Github/pulsar/pulsar-proxy/src/test/java/org/apache/pulsar/proxy/server/ProxyParserTest.java:[181,31] auto-closeable resource ignored is never referenced in body of corresponding try statement</text:p>
      <text:p text:style-name="Standard"><text:soft-page-break/>[WARNING] /home/mostafij/Desktop/Github/pulsar/pulsar-proxy/src/test/java/org/apache/pulsar/proxy/server/ProxyKeyStoreTlsTestWithAuth.java:[126,17] enableTls(boolean) in org.apache.pulsar.client.api.ClientBuilder has been deprecated</text:p>
      <text:p text:style-name="Standard">[WARNING] /home/mostafij/Desktop/Github/pulsar/pulsar-proxy/src/test/java/org/apache/pulsar/proxy/server/ProxyWithoutServiceDiscoveryTest.java:[159,16] configure(java.util.Map&lt;java.lang.String,java.lang.String&gt;) in org.apache.pulsar.client.api.Authentication has been deprecated</text:p>
      <text:p text:style-name="Standard">[WARNING] /home/mostafij/Desktop/Github/pulsar/pulsar-proxy/src/test/java/org/apache/pulsar/proxy/server/ProxyWithoutServiceDiscoveryTest.java:[204,17] enableTls(boolean) in org.apache.pulsar.client.api.ClientBuilder has been deprecated</text:p>
      <text:p text:style-name="Standard">[WARNING] /home/mostafij/Desktop/Github/pulsar/pulsar-proxy/src/test/java/org/apache/pulsar/proxy/server/UnauthedAdminProxyHandlerTest.java:[75,20] setGlobalZookeeperServers(java.lang.String) in org.apache.pulsar.proxy.server.ProxyConfiguration has been deprecated</text:p>
      <text:p text:style-name="Standard">[WARNING] /home/mostafij/Desktop/Github/pulsar/pulsar-proxy/src/test/java/org/apache/pulsar/proxy/server/ProxyAuthenticatedProducerConsumerTest.java:[209,17] enableTls(boolean) in org.apache.pulsar.client.api.ClientBuilder has been deprecated</text:p>
      <text:p text:style-name="Standard">[WARNING] /home/mostafij/Desktop/Github/pulsar/pulsar-proxy/src/test/java/org/apache/pulsar/proxy/server/ProxyAuthenticationTest.java:[111,29] configure(java.util.Map&lt;java.lang.String,java.lang.String&gt;) in org.apache.pulsar.client.api.Authentication has been deprecated</text:p>
      <text:p text:style-name="Standard">[WARNING] /home/mostafij/Desktop/Github/pulsar/pulsar-proxy/src/test/java/org/apache/pulsar/proxy/server/ProxyAuthenticationTest.java:[146,45] JsonParser() in com.google.gson.JsonParser has been deprecated</text:p>
      <text:p text:style-name="Standard">[WARNING] /home/mostafij/Desktop/Github/pulsar/pulsar-proxy/src/test/java/org/apache/pulsar/proxy/server/ProxyAuthenticationTest.java:[147,52] parse(java.lang.String) in com.google.gson.JsonParser has been deprecated</text:p>
      <text:p text:style-name="Standard">[WARNING] /home/mostafij/Desktop/Github/pulsar/pulsar-proxy/src/test/java/org/apache/pulsar/proxy/server/ProxyTest.java:[220,31] auto-closeable resource ignored is never referenced in body of corresponding try statement</text:p>
      <text:p text:style-name="Standard">[WARNING] /home/mostafij/Desktop/Github/pulsar/pulsar-proxy/src/test/java/org/apache/pulsar/proxy/server/ProxyTest.java:[225,31] auto-closeable resource ignored is never referenced in body of corresponding try statement</text:p>
      <text:p text:style-name="Standard">[WARNING] /home/mostafij/Desktop/Github/pulsar/pulsar-proxy/src/test/java/org/apache/pulsar/proxy/server/ProxyTest.java:[267,32] auto-closeable resource ignored is never referenced in body of corresponding try statement</text:p>
      <text:p text:style-name="Standard">[WARNING] /home/mostafij/Desktop/Github/pulsar/pulsar-proxy/src/test/java/org/apache/pulsar/proxy/server/ProxyRolesEnforcementTest.java:[108,21] configure(java.util.Map&lt;java.lang.String,java.lang.String&gt;) in org.apache.pulsar.client.api.Authentication has been deprecated</text:p>
      <text:p text:style-name="Standard">[WARNING] /home/mostafij/Desktop/Github/pulsar/pulsar-proxy/src/test/java/org/apache/pulsar/proxy/server/ProxyKeyStoreTlsTestWithoutAuth.java:[104,17] enableTls(boolean) in org.apache.pulsar.client.api.ClientBuilder has been deprecated</text:p>
      <text:p text:style-name="Standard">[INFO] </text:p>
      <text:p text:style-name="Standard">[INFO] --- maven-surefire-plugin:3.0.0-M3:test (default-test) @ pulsar-proxy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<text:soft-page-break/>[INFO] Running org.apache.pulsar.proxy.server.ProxyRolesEnforcementTest</text:p>
      <text:p text:style-name="Standard">[INFO] Running org.apache.pulsar.proxy.server.ProxyConnectionThrottlingTest</text:p>
      <text:p text:style-name="Standard">[INFO] Running org.apache.pulsar.proxy.server.ProxyStatsTest</text:p>
      <text:p text:style-name="Standard">[INFO] Running org.apache.pulsar.proxy.server.ProxyParserTest</text:p>
      <text:p text:style-name="Standard">[ERROR] Tests run: 3, Failures: 2, Errors: 0, Skipped: 1, Time elapsed: 12.601 s &lt;&lt;&lt; FAILURE! - in org.apache.pulsar.proxy.server.ProxyConnectionThrottlingTest</text:p>
      <text:p text:style-name="Standard">[ERROR] setup(org.apache.pulsar.proxy.server.ProxyConnectionThrottlingTest) <text:s/>Time elapsed: 12.251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ConnectionThrottlingTest.setup(ProxyConnectionThrottlingTest.java:53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MethodWorker.invokeBeforeClassMethods(TestMethodWorker.java:176)</text:p>
      <text:p text:style-name="Standard"><text:tab/>at org.testng.internal.TestMethodWorker.run(TestMethodWorker.java:122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soft-page-break/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ConnectionThrottlingTest) <text:s/>Time elapsed: 0.017 s <text:s/>&lt;&lt;&lt; FAILURE!</text:p>
      <text:p text:style-name="Standard">java.lang.NullPointerException</text:p>
      <text:p text:style-name="Standard"><text:tab/>at org.apache.pulsar.proxy.server.ProxyConnectionThrottlingTest.cleanup(ProxyConnectionThrottlingTest.java:72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MethodWorker.invokeAfterClassMethods(TestMethodWorker.java:217)</text:p>
      <text:p text:style-name="Standard"><text:tab/>at org.testng.internal.TestMethodWorker.run(TestMethodWorker.java:130)</text:p>
      <text:p text:style-name="Standard"><text:tab/>at java.base/java.util.ArrayList.forEach(ArrayList.java:1541)</text:p>
      <text:p text:style-name="Standard"><text:soft-page-break/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ProxyAuthenticationTest</text:p>
      <text:p text:style-name="Standard">[ERROR] Tests run: 2, Failures: 1, Errors: 0, Skipped: 1, Time elapsed: 12.756 s &lt;&lt;&lt; FAILURE! - in org.apache.pulsar.proxy.server.ProxyRolesEnforcementTest</text:p>
      <text:p text:style-name="Standard">[ERROR] setup(org.apache.pulsar.proxy.server.ProxyRolesEnforcementTest) <text:s/>Time elapsed: 12.33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soft-page-break/><text:tab/>at org.apache.pulsar.proxy.server.ProxyRolesEnforcementTest.setup(ProxyRolesEnforcementTest.java:166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soft-page-break/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InvalidProxyConfigForAuthorizationTest</text:p>
      <text:p text:style-name="Standard">[ERROR] Tests run: 2, Failures: 1, Errors: 0, Skipped: 1, Time elapsed: 1.769 s &lt;&lt;&lt; FAILURE! - in org.apache.pulsar.proxy.server.ProxyAuthenticationTest</text:p>
      <text:p text:style-name="Standard">[ERROR] setup(org.apache.pulsar.proxy.server.ProxyAuthenticationTest) <text:s/>Time elapsed: 0.724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proxy.server.ProxyAuthenticationTest.setup(ProxyAuthenticationTest.java:18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soft-page-break/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ProxyWithAuthorizationTest</text:p>
      <text:p text:style-name="Standard">[ERROR] Tests run: 11, Failures: 6, Errors: 0, Skipped: 5, Time elapsed: 13.073 s &lt;&lt;&lt; FAILURE! - in org.apache.pulsar.proxy.server.ProxyParserTest</text:p>
      <text:p text:style-name="Standard">[ERROR] setup(org.apache.pulsar.proxy.server.ProxyParserTest) <text:s/>Time elapsed: 11.348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soft-page-break/><text:tab/>at org.apache.pulsar.broker.auth.MockedPulsarServiceBaseTest.internalSetup(MockedPulsarServiceBaseTest.java:112)</text:p>
      <text:p text:style-name="Standard"><text:tab/>at org.apache.pulsar.proxy.server.ProxyParserTest.setup(ProxyParserTest.java:71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MethodWorker.invokeBeforeClassMethods(TestMethodWorker.java:176)</text:p>
      <text:p text:style-name="Standard"><text:tab/>at org.testng.internal.TestMethodWorker.run(TestMethodWorker.java:122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soft-page-break/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stateCheck(org.apache.pulsar.proxy.server.ProxyParserTest) <text:s/>Time elapsed: 0.182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ParserTest.setup(ProxyParserTest.java:71)</text:p>
      <text:p text:style-name="Standard"><text:tab/>at org.apache.pulsar.tests.TestRetrySupport.stateCheck(TestRetrySupport.java:56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soft-page-break/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stateCheck(org.apache.pulsar.proxy.server.ProxyParserTest) <text:s/>Time elapsed: 0.065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ParserTest.setup(ProxyParserTest.java:71)</text:p>
      <text:p text:style-name="Standard"><text:tab/>at org.apache.pulsar.tests.TestRetrySupport.stateCheck(TestRetrySupport.java:56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soft-page-break/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><text:soft-page-break/></text:p>
      <text:p text:style-name="Standard">[ERROR] stateCheck(org.apache.pulsar.proxy.server.ProxyParserTest) <text:s/>Time elapsed: 0.055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ParserTest.setup(ProxyParserTest.java:71)</text:p>
      <text:p text:style-name="Standard"><text:tab/>at org.apache.pulsar.tests.TestRetrySupport.stateCheck(TestRetrySupport.java:56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soft-page-break/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stateCheck(org.apache.pulsar.proxy.server.ProxyParserTest) <text:s/>Time elapsed: 0.573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ParserTest.setup(ProxyParserTest.java:71)</text:p>
      <text:p text:style-name="Standard"><text:tab/>at org.apache.pulsar.tests.TestRetrySupport.stateCheck(TestRetrySupport.java:56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soft-page-break/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Tests run: 7, Failures: 4, Errors: 0, Skipped: 3, Time elapsed: 13.165 s &lt;&lt;&lt; FAILURE! - in org.apache.pulsar.proxy.server.ProxyStatsTest</text:p>
      <text:p text:style-name="Standard"><text:soft-page-break/>[ERROR] setup(org.apache.pulsar.proxy.server.ProxyStatsTest) <text:s/>Time elapsed: 11.39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StatsTest.setup(ProxyStatsTest.java:67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MethodWorker.invokeBeforeClassMethods(TestMethodWorker.java:176)</text:p>
      <text:p text:style-name="Standard"><text:tab/>at org.testng.internal.TestMethodWorker.run(TestMethodWorker.java:122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soft-page-break/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ParserTest) <text:s/>Time elapsed: 0.449 s <text:s/>&lt;&lt;&lt; FAILURE!</text:p>
      <text:p text:style-name="Standard">java.lang.NullPointerException</text:p>
      <text:p text:style-name="Standard"><text:tab/>at org.apache.pulsar.proxy.server.ProxyParserTest.cleanup(ProxyParserTest.java:94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MethodWorker.invokeAfterClassMethods(TestMethodWorker.java:217)</text:p>
      <text:p text:style-name="Standard"><text:tab/>at org.testng.internal.TestMethodWorker.run(TestMethodWorker.java:130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soft-page-break/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stateCheck(org.apache.pulsar.proxy.server.ProxyStatsTest) <text:s/>Time elapsed: 0.712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StatsTest.setup(ProxyStatsTest.java:67)</text:p>
      <text:p text:style-name="Standard"><text:tab/>at org.apache.pulsar.tests.TestRetrySupport.stateCheck(TestRetrySupport.java:56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soft-page-break/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FunctionWorkerRoutingTest</text:p>
      <text:p text:style-name="Standard">[ERROR] stateCheck(org.apache.pulsar.proxy.server.ProxyStatsTest) <text:s/>Time elapsed: 0.507 s <text:s/>&lt;&lt;&lt; FAILURE!</text:p>
      <text:p text:style-name="Standard"><text:soft-page-break/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StatsTest.setup(ProxyStatsTest.java:67)</text:p>
      <text:p text:style-name="Standard"><text:tab/>at org.apache.pulsar.tests.TestRetrySupport.stateCheck(TestRetrySupport.java:56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soft-page-break/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StatsTest) <text:s/>Time elapsed: 0.098 s <text:s/>&lt;&lt;&lt; FAILURE!</text:p>
      <text:p text:style-name="Standard">java.lang.NullPointerException</text:p>
      <text:p text:style-name="Standard"><text:tab/>at org.apache.pulsar.proxy.server.ProxyStatsTest.cleanup(ProxyStatsTest.java:97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MethodWorker.invokeAfterClassMethods(TestMethodWorker.java:217)</text:p>
      <text:p text:style-name="Standard"><text:tab/>at org.testng.internal.TestMethodWorker.run(TestMethodWorker.java:130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soft-page-break/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ProxyForwardAuthDataTest</text:p>
      <text:p text:style-name="Standard">[ERROR] Tests run: 2, Failures: 1, Errors: 0, Skipped: 1, Time elapsed: 0.632 s &lt;&lt;&lt; FAILURE! - in org.apache.pulsar.proxy.server.ProxyForwardAuthDataTest</text:p>
      <text:p text:style-name="Standard">[ERROR] setup(org.apache.pulsar.proxy.server.ProxyForwardAuthDataTest) <text:s/>Time elapsed: 0.156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proxy.server.ProxyForwardAuthDataTest.setup(ProxyForwardAuthDataTest.java:72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soft-page-break/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AdminProxyHandlerTest</text:p>
      <text:p text:style-name="Standard"><text:soft-page-break/>[ERROR] Tests run: 39, Failures: 14, Errors: 0, Skipped: 25, Time elapsed: 1.739 s &lt;&lt;&lt; FAILURE! - in org.apache.pulsar.proxy.server.ProxyWithAuthorizationTest</text:p>
      <text:p text:style-name="Standard">[ERROR] setup(org.apache.pulsar.proxy.server.ProxyWithAuthorizationTest) <text:s/>Time elapsed: 0.086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proxy.server.ProxyWithAuthorizationTest.setup(ProxyWithAuthorizationTest.java:177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soft-page-break/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.003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soft-page-break/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soft-page-break/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soft-page-break/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soft-page-break/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soft-page-break/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soft-page-break/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soft-page-break/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.001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soft-page-break/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soft-page-break/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soft-page-break/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soft-page-break/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soft-page-break/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soft-page-break/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soft-page-break/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soft-page-break/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AuthorizationTest) <text:s/>Time elapsed: 0 s <text:s/>&lt;&lt;&lt; FAILURE!</text:p>
      <text:p text:style-name="Standard">java.lang.NullPointerException</text:p>
      <text:p text:style-name="Standard"><text:tab/>at org.apache.pulsar.proxy.server.ProxyWithAuthorizationTest.cleanup(ProxyWithAuthorizationTest.java:21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soft-page-break/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ProxyLookupThrottlingTest</text:p>
      <text:p text:style-name="Standard">[INFO] Tests run: 0, Failures: 0, Errors: 0, Skipped: 0, Time elapsed: 0.051 s - in org.apache.pulsar.proxy.server.ProxyLookupThrottlingTest</text:p>
      <text:p text:style-name="Standard">[INFO] Running org.apache.pulsar.proxy.server.UnauthedAdminProxyHandlerTest</text:p>
      <text:p text:style-name="Standard">[ERROR] Tests run: 4, Failures: 2, Errors: 0, Skipped: 2, Time elapsed: 0.765 s &lt;&lt;&lt; FAILURE! - in org.apache.pulsar.proxy.server.UnauthedAdminProxyHandlerTest</text:p>
      <text:p text:style-name="Standard">[ERROR] setup(org.apache.pulsar.proxy.server.UnauthedAdminProxyHandlerTest) <text:s/>Time elapsed: 0.358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proxy.server.UnauthedAdminProxyHandlerTest.setup(UnauthedAdminProxyHandlerTest.java:67)</text:p>
      <text:p text:style-name="Standard"><text:tab/>at java.base/jdk.internal.reflect.NativeMethodAccessorImpl.invoke0(Native Method)</text:p>
      <text:p text:style-name="Standard"><text:soft-page-break/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MethodWorker.invokeBeforeClassMethods(TestMethodWorker.java:176)</text:p>
      <text:p text:style-name="Standard"><text:tab/>at org.testng.internal.TestMethodWorker.run(TestMethodWorker.java:122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UnauthedAdminProxyHandlerTest) <text:s/>Time elapsed: 0.03 s <text:s/>&lt;&lt;&lt; FAILURE!</text:p>
      <text:p text:style-name="Standard"><text:soft-page-break/>java.lang.NullPointerException</text:p>
      <text:p text:style-name="Standard"><text:tab/>at org.apache.pulsar.proxy.server.UnauthedAdminProxyHandlerTest.cleanup(UnauthedAdminProxyHandlerTest.java:101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MethodWorker.invokeAfterClassMethods(TestMethodWorker.java:217)</text:p>
      <text:p text:style-name="Standard"><text:tab/>at org.testng.internal.TestMethodWorker.run(TestMethodWorker.java:130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soft-page-break/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ProxyWithoutServiceDiscoveryTest</text:p>
      <text:p text:style-name="Standard">[ERROR] Tests run: 3, Failures: 2, Errors: 0, Skipped: 1, Time elapsed: 3.818 s &lt;&lt;&lt; FAILURE! - in org.apache.pulsar.proxy.server.ProxyWithoutServiceDiscoveryTest</text:p>
      <text:p text:style-name="Standard">[ERROR] setup(org.apache.pulsar.proxy.server.ProxyWithoutServiceDiscoveryTest) <text:s/>Time elapsed: 2.423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proxy.server.ProxyWithoutServiceDiscoveryTest.setup(ProxyWithoutServiceDiscoveryTest.java:97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soft-page-break/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WithoutServiceDiscoveryTest) <text:s/>Time elapsed: 0.025 s <text:s/>&lt;&lt;&lt; FAILURE!</text:p>
      <text:p text:style-name="Standard">java.lang.NullPointerException</text:p>
      <text:p text:style-name="Standard"><text:tab/>at org.apache.pulsar.proxy.server.ProxyWithoutServiceDiscoveryTest.cleanup(ProxyWithoutServiceDiscoveryTest.java:134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runAfterGroupsConfigurations(TestInvoker.java:677)</text:p>
      <text:p text:style-name="Standard"><text:soft-page-break/><text:tab/>at org.testng.internal.TestInvoker.invokeMethod(TestInvoker.java:548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ProxyTlsTest</text:p>
      <text:p text:style-name="Standard">[ERROR] Tests run: 5, Failures: 3, Errors: 0, Skipped: 2, Time elapsed: 5.149 s &lt;&lt;&lt; FAILURE! - in org.apache.pulsar.proxy.server.ProxyTlsTest</text:p>
      <text:p text:style-name="Standard">[ERROR] setup(org.apache.pulsar.proxy.server.ProxyTlsTest) <text:s/>Time elapsed: 0.471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soft-page-break/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TlsTest.setup(ProxyTlsTest.java:56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MethodWorker.invokeBeforeClassMethods(TestMethodWorker.java:176)</text:p>
      <text:p text:style-name="Standard"><text:tab/>at org.testng.internal.TestMethodWorker.run(TestMethodWorker.java:122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soft-page-break/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stateCheck(org.apache.pulsar.proxy.server.ProxyTlsTest) <text:s/>Time elapsed: 3.765 s <text:s/>&lt;&lt;&lt; FAILURE!</text:p>
      <text:p text:style-name="Standard">java.lang.NoSuchMethodError: 'void org.apache.bookkeeper.client.PulsarMockBookKeeper.&lt;init&gt;(org.apache.zookeeper.ZooKeeper, java.util.concurrent.ExecutorService)'</text:p>
      <text:p text:style-name="Standard"><text:tab/>at org.apache.pulsar.broker.auth.MockedPulsarServiceBaseTest$NonClosableMockBookKeeper.&lt;init&gt;(MockedPulsarServiceBaseTest.java:351)</text:p>
      <text:p text:style-name="Standard"><text:tab/>at org.apache.pulsar.broker.auth.MockedPulsarServiceBaseTest.createMockBookKeeper(MockedPulsarServiceBaseTest.java:344)</text:p>
      <text:p text:style-name="Standard"><text:tab/>at org.apache.pulsar.broker.auth.MockedPulsarServiceBaseTest.init(MockedPulsarServiceBaseTest.java:179)</text:p>
      <text:p text:style-name="Standard"><text:tab/>at org.apache.pulsar.broker.auth.MockedPulsarServiceBaseTest.internalSetup(MockedPulsarServiceBaseTest.java:112)</text:p>
      <text:p text:style-name="Standard"><text:tab/>at org.apache.pulsar.proxy.server.ProxyTlsTest.setup(ProxyTlsTest.java:56)</text:p>
      <text:p text:style-name="Standard"><text:tab/>at org.apache.pulsar.tests.TestRetrySupport.stateCheck(TestRetrySupport.java:56)</text:p>
      <text:p text:style-name="Standard"><text:tab/>at jdk.internal.reflect.GeneratedMethodAccessor5.invoke(Unknown Source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tab/>at org.testng.internal.ConfigInvoker.invokeConfigurations(ConfigInvoker.java:320)</text:p>
      <text:p text:style-name="Standard"><text:tab/>at org.testng.internal.TestInvoker.runConfigMethods(TestInvoker.java:701)</text:p>
      <text:p text:style-name="Standard"><text:tab/>at org.testng.internal.TestInvoker.invokeMethod(TestInvoker.java:527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soft-page-break/><text:tab/>at org.testng.internal.TestMethodWorker.run(TestMethodWorker.java:128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ERROR] cleanup(org.apache.pulsar.proxy.server.ProxyTlsTest) <text:s/>Time elapsed: 0.197 s <text:s/>&lt;&lt;&lt; FAILURE!</text:p>
      <text:p text:style-name="Standard">java.lang.NullPointerException</text:p>
      <text:p text:style-name="Standard"><text:tab/>at org.apache.pulsar.proxy.server.ProxyTlsTest.cleanup(ProxyTlsTest.java:81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MethodInvocationHelper.invokeMethodConsideringTimeout(MethodInvocationHelper.java:61)</text:p>
      <text:p text:style-name="Standard"><text:tab/>at org.testng.internal.ConfigInvoker.invokeConfigurationMethod(ConfigInvoker.java:366)</text:p>
      <text:p text:style-name="Standard"><text:soft-page-break/><text:tab/>at org.testng.internal.ConfigInvoker.invokeConfigurations(ConfigInvoker.java:320)</text:p>
      <text:p text:style-name="Standard"><text:tab/>at org.testng.internal.TestMethodWorker.invokeAfterClassMethods(TestMethodWorker.java:217)</text:p>
      <text:p text:style-name="Standard"><text:tab/>at org.testng.internal.TestMethodWorker.run(TestMethodWorker.java:130)</text:p>
      <text:p text:style-name="Standard"><text:tab/>at java.base/java.util.ArrayList.forEach(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SingleClass(TestNGDirectoryTestSuite.java:112)</text:p>
      <text:p text:style-name="Standard"><text:tab/>at org.apache.maven.surefire.testng.TestNGDirectoryTestSuite.executeLazy(TestNGDirectoryTestSuite.java:123)</text:p>
      <text:p text:style-name="Standard"><text:tab/>at org.apache.maven.surefire.testng.TestNGDirectoryTestSuite.execute(TestNGDirectoryTestSuite.java:90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[INFO] Running org.apache.pulsar.proxy.server.ProxyWithJwtAuthorization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23:40:48.227349543</meta:creation-date>
    <dc:date>2021-05-24T23:41:19.637444307</dc:date>
    <meta:editing-duration>PT34S</meta:editing-duration>
    <meta:editing-cycles>1</meta:editing-cycles>
    <meta:document-statistic meta:table-count="0" meta:image-count="0" meta:object-count="0" meta:page-count="59" meta:paragraph-count="1858" meta:word-count="4927" meta:character-count="152708" meta:non-whitespace-character-count="147860"/>
    <meta:generator>LibreOffice/6.4.7.2$Linux_X86_64 LibreOffice_project/40$Build-2</meta:generator>
  </office:meta>
</office:document-meta>
</file>